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pressions personnelles </text:p>
      <text:p text:style-name="Standard"/>
      <text:p text:style-name="Standard">Nous avons remarqué certains élément qui valent la peine d’être cité sans rentrer dans le sujet du questionnaire. </text:p>
      <text:p text:style-name="Standard"/>
      <text:p text:style-name="Standard">Ce n'est pas évident de trouver des personnes disponibles et les personnes interpellées ont montré une certaine appréhension sur la nature de notre questionnaire. c'est normal vu les personnes qui nous dérange chez nous le dimanche matin pour nous demander de donner notre avis sur la politique dans un sondage "anonyme" sans aucune preuve supplémentaire que leurs paroles. </text:p>
      <text:p text:style-name="Standard">Une fois notre statut étudiant énoncé et le but de notre questionnaire donnée, la personne se détend et le contact peut s'établir. </text:p>
      <text:p text:style-name="Standard"/>
      <text:p text:style-name="Standard">Quand a mes impressions sur le questionnaire en lui même, je n'ai pas été surpris des réponses données par les européens, par contre les réponses donnée par le sujet chinois m’ont vraiment étonnées. Ses réponses soit la preuve que la propagande chinoise fait bien son travail, soit que les médias Européens Exagèrent les irrégularités en Chine. C'est un problème que je ne peux pas résoudre par moi même sans faire une étude de terrain. </text:p>
      <text:p text:style-name="Standard"/>
      <text:p text:style-name="Standard">D'une manière générale cet exercice m'a ouvert les yeux sur la divergence de point de vue qui peut exister et désormais je chercherais plusieurs point de vues et plusieurs sources avant d’arrêter mon avis. Je sais que je peux m'améliorer sur la formulation de mes questions et sur la transitions entre elle. Par contre, j'ai une bonne écoute active et avec un peu d’entraînement je pourrais obtenir un avis neutre sans aucune influence sur la réponse de interrogé. </text:p>
      <text:p text:style-name="Standard"/>
      <text:p text:style-name="Standard"/>
      <text:p text:style-name="Standard"/>
      <text:p text:style-name="Standard">Nos impressions générales vis a vis du questionnaire se basent sur la nuance entre les réactions attendues de la part des interrogés et les réactions obtenues. les interrogés n'ont pas donné l'impression que la chine est un sujet aussi important que nous le pensions. La chine revient souvent dans les informations générales mais ce n'est pas un sujet d'actualité apparemment. Pour aller plus loin, les interrogés ne semblaient pas posséder de connaissances particulières sur la chine hormis son exportation de produits peu cher et le travail des enfants. </text:p>
      <text:p text:style-name="Standard"/>
      <text:p text:style-name="Standard">Nous sommes tombé d'accord sur le fait que créer un questionnaire c'est déjà orienter les réponses et qu'un questionnaire mal proportionné va limiter la liberté d’expression de l'interrogé. c'est à ce moment précis qu'il faut relancer la personne pour lui permettre, éventuellement, de dépasser la question et d'obtenir un avis complet. </text:p>
      <text:p text:style-name="Standard"/>
      <text:p text:style-name="Standard">La prise de réponse sur papier nous a donné l'impression de hacher l'interview. Nous comprenons mieux pourquoi il est préférable d'utiliser un dictaphone.</text:p>
      <text:p text:style-name="Standard"/>
      <text:p text:style-name="Standard"/>
      <text:p text:style-name="Standard"/>
      <text:p text:style-name="Standard">Pas fini de recopier ce commentaire sur ta personne mec !</text:p>
      <text:p text:style-name="Standard"/>
      <text:p text:style-name="Standard">Observation de Mathieu avant l'entretien.</text:p>
      <text:p text:style-name="Standard"/>
      <text:p text:style-name="Standard">Mathieu recherche des personnes volontaires dans des endroits clés : a la sortie des ampji de maths, durant <text:s/>la journée des lucées et sur le campus . Il est poli et précise des le depart la durée moyenne de temps qu'il faudrait lui allouer. Les refus ne viennent <text:s/>pas du comportement de mathieu mais des indisponibilitées des gens. Une fois que la personne accepte de repondre au questionnaire, mathieu lui explique que c'est un travail de communicatio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Conclusion collective.</text:p>
      <text:p text:style-name="Standard"/>
      <text:p text:style-name="Standard"><text:s/>Notre travail sur ce sujet nous a donner l'occasion d'obtenir des informations qui ne vont pas dans le sens général. Sans se permettre de donner une priorité aux informations diffusées ou à l'avis . A trop poser de questions <text:s/>auquel les personnes n'ont pas de reponses, elles peuvent se sentir en retrait par rapport à leurs niveaux de conaissance du sujet. Il est difficile de ne pas orienter les réponses de la personne intérogée quand on en sait plus que lui, d'ou la necessité d'interoger des personnes compétente dans le domaine ou proche du sujet. Pour nous interogateur ,c'est difficile d'accepter les réponses du type «  je ne sais pas » szans tenter d'obenitr une réponse, fragmentée soit el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insomniak </meta:initial-creator>
    <meta:creation-date>2012-12-13T09:48:22</meta:creation-date>
    <meta:generator>LibreOffice/3.5$Linux_x86 LibreOffice_project/350m1$Build-2</meta:generator>
    <dc:date>2012-12-14T12:13:06</dc:date>
    <dc:creator>Nainsomniak </dc:creator>
    <meta:editing-duration>P0D</meta:editing-duration>
    <meta:editing-cycles>3</meta:editing-cycles>
    <meta:document-statistic meta:table-count="0" meta:image-count="0" meta:object-count="0" meta:page-count="2" meta:paragraph-count="14" meta:word-count="629" meta:character-count="3873" meta:non-whitespace-character-count="3245"/>
  </office:meta>
</office:document-meta>
</file>